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02115c" officeooo:paragraph-rsid="0002115c"/>
    </style:style>
    <style:style style:name="P2" style:family="paragraph" style:parent-style-name="Heading_20_3">
      <style:text-properties officeooo:rsid="0005548b" officeooo:paragraph-rsid="0005548b"/>
    </style:style>
    <style:style style:name="P3" style:family="paragraph" style:parent-style-name="Heading_20_3">
      <style:text-properties officeooo:rsid="0006dd6e" officeooo:paragraph-rsid="0006dd6e"/>
    </style:style>
    <style:style style:name="P4" style:family="paragraph" style:parent-style-name="Heading_20_4">
      <style:text-properties officeooo:rsid="0002115c" officeooo:paragraph-rsid="0002115c"/>
    </style:style>
    <style:style style:name="P5" style:family="paragraph" style:parent-style-name="Heading_20_4">
      <style:text-properties officeooo:rsid="000352ad" officeooo:paragraph-rsid="000352ad"/>
    </style:style>
    <style:style style:name="P6" style:family="paragraph" style:parent-style-name="Heading_20_4">
      <style:text-properties officeooo:rsid="0005548b" officeooo:paragraph-rsid="0005548b"/>
    </style:style>
    <style:style style:name="P7" style:family="paragraph" style:parent-style-name="Heading_20_4">
      <style:text-properties officeooo:rsid="00055871" officeooo:paragraph-rsid="00055871"/>
    </style:style>
    <style:style style:name="P8" style:family="paragraph" style:parent-style-name="Heading_20_4">
      <style:text-properties officeooo:rsid="0006dd6e" officeooo:paragraph-rsid="0006dd6e"/>
    </style:style>
    <style:style style:name="P9" style:family="paragraph" style:parent-style-name="Heading_20_4">
      <style:text-properties officeooo:rsid="0007ba0f" officeooo:paragraph-rsid="0007ba0f"/>
    </style:style>
    <style:style style:name="P10" style:family="paragraph" style:parent-style-name="Standard">
      <style:text-properties officeooo:rsid="0002115c" officeooo:paragraph-rsid="0002115c"/>
    </style:style>
    <style:style style:name="P11" style:family="paragraph" style:parent-style-name="Text_20_body" style:list-style-name="L1">
      <style:text-properties officeooo:rsid="0002115c" officeooo:paragraph-rsid="0002115c"/>
    </style:style>
    <style:style style:name="P12" style:family="paragraph" style:parent-style-name="Text_20_body" style:list-style-name="L2">
      <style:text-properties officeooo:rsid="0002115c" officeooo:paragraph-rsid="0002115c"/>
    </style:style>
    <style:style style:name="P13" style:family="paragraph" style:parent-style-name="Text_20_body" style:list-style-name="L3">
      <style:text-properties officeooo:rsid="0002115c" officeooo:paragraph-rsid="0002115c"/>
    </style:style>
    <style:style style:name="P14" style:family="paragraph" style:parent-style-name="Text_20_body" style:list-style-name="L3">
      <style:text-properties officeooo:rsid="000352ad" officeooo:paragraph-rsid="000352ad"/>
    </style:style>
    <style:style style:name="P15" style:family="paragraph" style:parent-style-name="Text_20_body">
      <style:text-properties officeooo:rsid="000352ad" officeooo:paragraph-rsid="000352ad"/>
    </style:style>
    <style:style style:name="P16" style:family="paragraph" style:parent-style-name="Text_20_body" style:list-style-name="L4">
      <style:text-properties officeooo:rsid="000352ad" officeooo:paragraph-rsid="000352ad"/>
    </style:style>
    <style:style style:name="P17" style:family="paragraph" style:parent-style-name="Text_20_body" style:list-style-name="L5">
      <style:text-properties officeooo:rsid="000352ad" officeooo:paragraph-rsid="000352ad"/>
    </style:style>
    <style:style style:name="P18" style:family="paragraph" style:parent-style-name="Text_20_body" style:list-style-name="L6">
      <style:text-properties officeooo:rsid="0003f5ec" officeooo:paragraph-rsid="0003f5ec"/>
    </style:style>
    <style:style style:name="P19" style:family="paragraph" style:parent-style-name="Text_20_body" style:list-style-name="L6">
      <style:text-properties officeooo:rsid="0005548b" officeooo:paragraph-rsid="0005548b"/>
    </style:style>
    <style:style style:name="P20" style:family="paragraph" style:parent-style-name="Text_20_body">
      <style:text-properties officeooo:rsid="0005548b" officeooo:paragraph-rsid="0005548b"/>
    </style:style>
    <style:style style:name="P21" style:family="paragraph" style:parent-style-name="Text_20_body" style:list-style-name="L7">
      <style:text-properties officeooo:rsid="00055871" officeooo:paragraph-rsid="00055871"/>
    </style:style>
    <style:style style:name="P22" style:family="paragraph" style:parent-style-name="Text_20_body" style:list-style-name="L8">
      <style:text-properties officeooo:rsid="000591fc" officeooo:paragraph-rsid="000591fc"/>
    </style:style>
    <style:style style:name="P23" style:family="paragraph" style:parent-style-name="Text_20_body" style:list-style-name="L9">
      <style:text-properties officeooo:rsid="00060b69" officeooo:paragraph-rsid="00060b69"/>
    </style:style>
    <style:style style:name="P24" style:family="paragraph" style:parent-style-name="Text_20_body" style:list-style-name="L9">
      <style:text-properties officeooo:rsid="0006dd6e" officeooo:paragraph-rsid="0006dd6e"/>
    </style:style>
    <style:style style:name="P25" style:family="paragraph" style:parent-style-name="Text_20_body" style:list-style-name="L10">
      <style:text-properties officeooo:rsid="0006dd6e" officeooo:paragraph-rsid="0006dd6e"/>
    </style:style>
    <style:style style:name="P26" style:family="paragraph" style:parent-style-name="Text_20_body" style:list-style-name="L11">
      <style:text-properties officeooo:rsid="0006dd6e" officeooo:paragraph-rsid="0006dd6e"/>
    </style:style>
    <style:style style:name="P27" style:family="paragraph" style:parent-style-name="Text_20_body" style:list-style-name="L11">
      <style:text-properties officeooo:rsid="0007ba0f" officeooo:paragraph-rsid="0007ba0f"/>
    </style:style>
    <style:style style:name="P28" style:family="paragraph" style:parent-style-name="Text_20_body" style:list-style-name="L12">
      <style:text-properties officeooo:rsid="0007ba0f" officeooo:paragraph-rsid="0007ba0f"/>
    </style:style>
    <style:style style:name="P29" style:family="paragraph" style:parent-style-name="Text_20_body" style:list-style-name="L13">
      <style:text-properties officeooo:rsid="0007ba0f" officeooo:paragraph-rsid="0007ba0f"/>
    </style:style>
    <style:style style:name="T1" style:family="text">
      <style:text-properties officeooo:rsid="000352ad"/>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normal"/>
    </style:style>
    <style:style style:name="T4" style:family="text">
      <style:text-properties style:text-position="super 58%"/>
    </style:style>
    <style:style style:name="T5" style:family="text">
      <style:text-properties style:text-position="0% 100%"/>
    </style:style>
    <style:style style:name="T6" style:family="text">
      <style:text-properties style:text-position="0% 100%" officeooo:rsid="0006dd6e"/>
    </style:style>
    <style:style style:name="T7" style:family="text">
      <style:text-properties officeooo:rsid="0009158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History notes</text:p>
      <text:h text:style-name="P1" text:outline-level="3">1800-1940 The Seeds of Modern Program Evaluation are Planted</text:h>
      <text:h text:style-name="P4" text:outline-level="4">Empirical Investigation of the Quality of Education Programs and Practices</text:h>
      <text:list xml:id="list3530792748" text:style-name="L1">
        <text:list-item>
          <text:p text:style-name="P11">Initial use case was for schooling in England, initially using standardized testing.</text:p>
        </text:list-item>
        <text:list-item>
          <text:p text:style-name="P11">One of the first findings was that school time was used inefficiently, spelling for 10 minutes is just as useful as spelling for 100 minutes/week.</text:p>
        </text:list-item>
        <text:list-item>
          <text:p text:style-name="P11">Medical schooling was another big example, and begot the idea of accredited institutions. </text:p>
        </text:list-item>
      </text:list>
      <text:h text:style-name="P4" text:outline-level="4">Growth of Applied Social Research</text:h>
      <text:list xml:id="list3278336649" text:style-name="L2">
        <text:list-item>
          <text:p text:style-name="P12">New Deal → lots of new programs → applied social researchers start working in these programs</text:p>
        </text:list-item>
      </text:list>
      <text:h text:style-name="P1" text:outline-level="3">1941-1963 Applied Social and Educational Research Become Commonplace</text:h>
      <text:list xml:id="list3174961122" text:style-name="L3">
        <text:list-item>
          <text:p text:style-name="P13">Not so much innovation, but limits of using applied social research are found.</text:p>
        </text:list-item>
        <text:list-item>
          <text:p text:style-name="P13">Began meta analysis by not just looking at facets of the program, but the program as a whole.</text:p>
        </text:list-item>
        <text:list-item>
          <text:p text:style-name="P14">Governments start funding evaluations for most programs related to STEM/Sputnik</text:p>
        </text:list-item>
      </text:list>
      <text:p text:style-name="P15"><text:span text:style-name="T3">Notwithstanding</text:span><text:span text:style-name="T2"> </text:span><text:span text:style-name="T3">the expanding program evaluation efforts, theoretical work related directly to evaluation did not exist. Therefore, those who conducted evaluation studies were left to utilize what they could from applied social, behavioral, and educational research. Their gleanings were so meager that Cronbach (1963) (□ penned a seminal article in which he sharply criticized past educational evaluations. He called for evaluators to move beyond “comparing score averages" to assessing far- ranging outcomes, including “attitudes, career choices, general understandings and intellectual powers, and aptitude for further learning in the field” (p. 247). His recommendations had little immediate impact. However, they did catch the other education scholars’ attention, helping to spark a greatly expanded conception of evaluation that would emerge in the next decade.</text:span></text:p>
      <text:h text:style-name="Heading_20_3" text:outline-level="3">1964-1969 Moder<text:span text:style-name="T1">n Program Evaluation Emerges</text:span></text:h>
      <text:list xml:id="list4163951806" text:style-name="L4">
        <text:list-item>
          <text:p text:style-name="P16">massive increases in U.S. federal spending on social programs and </text:p>
        </text:list-item>
        <text:list-item>
          <text:p text:style-name="P16">a Congressional mandate to evaluate programs funded by the expansive Elementary and Secondary Education Act.</text:p>
        </text:list-item>
      </text:list>
      <text:h text:style-name="P5" text:outline-level="4">Rapid Expansion of Federally Funded Social Programs</text:h>
      <text:list xml:id="list3460519722" text:style-name="L5">
        <text:list-item>
          <text:p text:style-name="P17">Want to make sure money isn’t being wasted, need to evaluate what it is being spent on.</text:p>
        </text:list-item>
        <text:list-item>
          <text:p text:style-name="P17">Planning-Programming-Budgeting System (PPBS) - aimed at improving system efficiency, effectiveness, and budget allocation decisions by defining organizational objectives and linking them to system outputs and budgets.</text:p>
        </text:list-item>
      </text:list>
      <text:h text:style-name="P5" text:outline-level="4"><text:soft-page-break/>Elementary and Secondary Education Act (ESEA) of 1965</text:h>
      <text:list xml:id="list3290142213" text:style-name="L6">
        <text:list-item>
          <text:p text:style-name="P18">If giving crap tons of money to schools, want evidence that it is being well spent.</text:p>
        </text:list-item>
        <text:list-item>
          <text:p text:style-name="P19">But didn’t know how to evaluate</text:p>
        </text:list-item>
      </text:list>
      <text:h text:style-name="P6" text:outline-level="4">Emergence of Evaluation Specialists and Evaluation Approaches</text:h>
      <text:p text:style-name="P20">A lot of experimentation of what program evaluation should entail, but the field is exploding.</text:p>
      <text:h text:style-name="P2" text:outline-level="3">1970-1999 Program Evaluation Becomes a Profession</text:h>
      <text:h text:style-name="Heading_20_4" text:outline-level="4">Growth of Evaluation Literature and Professional Evaluation Associations</text:h>
      <text:list xml:id="list3235807952" text:style-name="L7">
        <text:list-item>
          <text:p text:style-name="P21">Textbooks and organizations are made for the field</text:p>
        </text:list-item>
      </text:list>
      <text:h text:style-name="P7" text:outline-level="4">Develop a Standard for Evaluation</text:h>
      <text:list xml:id="list3946925555" text:style-name="L8">
        <text:list-item>
          <text:p text:style-name="P22">Multiple standard that are still evolving</text:p>
        </text:list-item>
        <text:list-item>
          <text:p text:style-name="P22">These activities to develop and communicate a shared understanding of what constituted quality in program evaluation were critical in shaping evaluation as a profession and distinguishing it from applied social and educational research. </text:p>
        </text:list-item>
      </text:list>
      <text:h text:style-name="Heading_20_4" text:outline-level="4">Shifts in the Market for Evaluation and Role of Evaluators</text:h>
      <text:list xml:id="list3461240552" text:style-name="L9">
        <text:list-item>
          <text:p text:style-name="P23">Less federal grants → more state level implementations of evaluation</text:p>
        </text:list-item>
        <text:list-item>
          <text:p text:style-name="P23">Measuring Program Outcomes: A Practical Approach offered nonprofits a framework that included developing logic models to link inputs, activities, outputs, and outcomes; employing quantitative and repeated measures of outcomes; and using results for program improvement. </text:p>
          <text:list>
            <text:list-item>
              <text:p text:style-name="P24">Accountability was secondary to program improvement</text:p>
            </text:list-item>
            <text:list-item>
              <text:p text:style-name="P24">More realistic expectations than for public sector orgs.</text:p>
            </text:list-item>
          </text:list>
        </text:list-item>
      </text:list>
      <text:h text:style-name="P8" text:outline-level="4">Diversification of Evaluation Approaches and Methods</text:h>
      <text:list xml:id="list2747902462" text:style-name="L10">
        <text:list-item>
          <text:p text:style-name="P25">Amongst all the differing opinions, Evaluation was a multidimensional technical and political enterprise that called for new theories and methods. </text:p>
        </text:list-item>
      </text:list>
      <text:h text:style-name="P3" text:outline-level="3">21<text:span text:style-name="T4">st</text:span> Century</text:h>
      <text:list xml:id="list267584326" text:style-name="L11">
        <text:list-item>
          <text:p text:style-name="P26">Global expansion</text:p>
        </text:list-item>
        <text:list-item>
          <text:p text:style-name="P27">UNICEF EvalPartners, first global organization</text:p>
        </text:list-item>
      </text:list>
      <text:h text:style-name="P9" text:outline-level="4">Diffusion of Evaluation Practice</text:h>
      <text:list xml:id="list2647733476" text:style-name="L12">
        <text:list-item>
          <text:p text:style-name="P28">Many evaluators are neither full time nor professional evaluators</text:p>
        </text:list-item>
      </text:list>
      <text:h text:style-name="P9" text:outline-level="4">Proliferation of Opportunities to Learn about Evaluation</text:h>
      <text:list xml:id="list1207652346" text:style-name="L13">
        <text:list-item>
          <text:p text:style-name="P29">Lots of programs</text:p>
        </text:list-item>
      </text:list>
      <text:h text:style-name="Heading_20_4" text:outline-level="4"><text:span text:style-name="T7">D</text:span>evelopment of Evaluation Competency Frameworks</text:h>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2T15:14:20.701721510</meta:creation-date>
    <dc:date>2023-02-02T20:04:44.092752146</dc:date>
    <meta:editing-duration>PT1H12M47S</meta:editing-duration>
    <meta:editing-cycles>2</meta:editing-cycles>
    <meta:generator>LibreOffice/6.4.7.2$Linux_X86_64 LibreOffice_project/40$Build-2</meta:generator>
    <meta:document-statistic meta:table-count="0" meta:image-count="0" meta:object-count="0" meta:page-count="2" meta:paragraph-count="45" meta:word-count="617" meta:character-count="4170" meta:non-whitespace-character-count="3618"/>
  </office:meta>
</office:document-meta>
</file>